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s New Roman" officeooo:rsid="000568a6" officeooo:paragraph-rsid="000568a6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officeooo:rsid="00063d8f" officeooo:paragraph-rsid="00063d8f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officeooo:rsid="0007f871" officeooo:paragraph-rsid="0007f87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officeooo:rsid="000dbdae" officeooo:paragraph-rsid="000dbda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4b45e" officeooo:paragraph-rsid="0004b45e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568a6" officeooo:paragraph-rsid="000568a6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fo:font-style="italic" officeooo:rsid="00063d8f" officeooo:paragraph-rsid="00063d8f" style:font-style-asian="italic" style:font-style-complex="italic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style:text-underline-style="none" officeooo:rsid="0012e26b" officeooo:paragraph-rsid="0012e26b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officeooo:rsid="0014d4b8" officeooo:paragraph-rsid="0014d4b8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fo:font-style="normal" officeooo:rsid="00063d8f" officeooo:paragraph-rsid="00063d8f" style:font-style-asian="normal" style:font-style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" fo:font-size="12pt" fo:font-weight="normal" officeooo:rsid="0012e26b" officeooo:paragraph-rsid="0012e26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fo:font-size="12pt" fo:font-weight="normal" officeooo:rsid="000568a6" officeooo:paragraph-rsid="000568a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ourier New" officeooo:rsid="0007f871" officeooo:paragraph-rsid="0007f871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Courier New" fo:font-size="10.5pt" fo:font-weight="bold" officeooo:rsid="0007f871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Courier New" fo:font-size="10.5pt" fo:font-weight="bold" officeooo:rsid="0007f871" officeooo:paragraph-rsid="0007f871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Courier New" fo:font-size="10.5pt" fo:font-weight="bold" officeooo:paragraph-rsid="0007f871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Courier New" fo:font-size="10.5pt" fo:font-weight="bold" officeooo:rsid="00147d57" officeooo:paragraph-rsid="00147d57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Courier New" fo:font-size="10.5pt" fo:font-weight="bold" officeooo:rsid="0014d4b8" officeooo:paragraph-rsid="0014d4b8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line-height="115%" fo:text-align="justify" style:justify-single-word="false">
        <style:tab-stops>
          <style:tab-stop style:position="0.5102in"/>
        </style:tab-stops>
      </style:paragraph-properties>
      <style:text-properties style:font-name="Courier New" fo:font-size="10.5pt" fo:font-weight="bold" officeooo:rsid="0014d4b8" officeooo:paragraph-rsid="0014d4b8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 New Roman" fo:font-size="12pt" fo:font-weight="normal" officeooo:rsid="000568a6" officeooo:paragraph-rsid="000568a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" fo:font-size="12pt" fo:font-weight="normal" officeooo:rsid="00171a45" officeooo:paragraph-rsid="00171a45" style:font-size-asian="12pt" style:font-weight-asian="normal" style:font-size-complex="12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officeooo:rsid="000568a6"/>
    </style:style>
    <style:style style:name="T2" style:family="text">
      <style:text-properties officeooo:rsid="0007f871"/>
    </style:style>
    <style:style style:name="T3" style:family="text">
      <style:text-properties officeooo:rsid="0008b87c"/>
    </style:style>
    <style:style style:name="T4" style:family="text">
      <style:text-properties officeooo:rsid="00097d57"/>
    </style:style>
    <style:style style:name="T5" style:family="text">
      <style:text-properties officeooo:rsid="000dbda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ab316" style:font-size-asian="10.5pt" style:font-weight-asian="bold" style:font-size-complex="10.5pt" style:font-weight-complex="bold"/>
    </style:style>
    <style:style style:name="T9" style:family="text">
      <style:text-properties officeooo:rsid="000f3ca0"/>
    </style:style>
    <style:style style:name="T10" style:family="text">
      <style:text-properties officeooo:rsid="0014d4b8"/>
    </style:style>
    <style:style style:name="T11" style:family="text">
      <style:text-properties officeooo:rsid="0016d2fa"/>
    </style:style>
    <style:style style:name="T12" style:family="text">
      <style:text-properties officeooo:rsid="001895e3"/>
    </style:style>
    <style:style style:name="T13" style:family="text">
      <style:text-properties officeooo:rsid="001a511c"/>
    </style:style>
    <style:style style:name="T14" style:family="text">
      <style:text-properties style:font-name="Courier New" fo:font-size="10.5pt" fo:font-weight="bold" officeooo:rsid="001895e3" style:font-size-asian="10.5pt" style:font-weight-asian="bold" style:font-size-complex="10.5pt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<text:span text:style-name="T1">Brihat Ratna Bajracharya</text:span></text:p>
      <text:p text:style-name="P6">Roll No.: 19/075</text:p>
      <text:p text:style-name="P6">Assignment #4 <text:span text:style-name="T9">(Principles of Programming Language)</text:span></text:p>
      <text:p text:style-name="P1"><draw:line text:anchor-type="paragraph" draw:z-index="0" draw:name="Shape1" draw:style-name="gr1" draw:text-style-name="P22" svg:x1="0.0134in" svg:y1="0.0693in" svg:x2="6.6906in" svg:y2="0.0693in"><text:p/></draw:line></text:p>
      <text:h text:style-name="Heading_20_1" text:outline-level="1"><text:span text:style-name="T5">Question: </text:span>Explain with the examples, different types of statement level sequence controlling methods with reference to a programming language you are familiar with.</text:h>
      <text:p text:style-name="P1"/>
      <text:p text:style-name="P7">Answer</text:p>
      <text:p text:style-name="P10"><text:span text:style-name="T10">Sequence Control c</text:span>ontrol<text:span text:style-name="T10">s</text:span> of the order of execution of the operations. <text:span text:style-name="T10">The statement level sequence control determine how </text:span>control flows from one part of program to another.</text:p>
      <text:p text:style-name="P7"/>
      <text:h text:style-name="Heading_20_2" text:outline-level="2"><text:span text:style-name="T13">A. </text:span>Basic Statements</text:h>
      <text:p text:style-name="P2">Basic statements are assignments, subprogram calls, and input and output statements. Within a basic statement, sequences of operations may be invoked by using expressions.</text:p>
      <text:p text:style-name="P9">For example:</text:p>
      <text:h text:style-name="Heading_20_3" text:outline-level="3">a. assignment statement</text:h>
      <text:p text:style-name="P18">a = 5</text:p>
      <text:p text:style-name="P18">month = “february”</text:p>
      <text:p text:style-name="P2"/>
      <text:h text:style-name="Heading_20_3" text:outline-level="3">b. input/output statement</text:h>
      <text:p text:style-name="P19">name = input(“Enter your name: “)</text:p>
      <text:p text:style-name="P19">print(“Your name is {}”.format(name))</text:p>
      <text:p text:style-name="P9"/>
      <text:h text:style-name="Heading_20_3" text:outline-level="3">c. declaration statement</text:h>
      <text:p text:style-name="P18">new_list = []</text:p>
      <text:p text:style-name="P18">new_dict = {}</text:p>
      <text:p text:style-name="P9"/>
      <text:h text:style-name="Heading_20_3" text:outline-level="3">d. break and continue statement</text:h>
      <text:p text:style-name="P9">An early exit from a loop can be accomplished by using break statement and remaining part of the given iteration can be skipped using continue statement</text:p>
      <text:p text:style-name="P9"/>
      <text:h text:style-name="Heading_20_2" text:outline-level="2"><text:span text:style-name="T13">B. </text:span>Statement Level Sequence Control</text:h>
      <text:p text:style-name="P2">The<text:span text:style-name="T5">re are</text:span> three main statement-level <text:span text:style-name="T11">implicit </text:span>sequence controls<text:span text:style-name="T11"> </text:span><text:span text:style-name="T5">which are:</text:span></text:p>
      <text:p text:style-name="P2"/>
      <text:h text:style-name="Heading_20_3" text:outline-level="3">1. Composition</text:h>
      <text:p text:style-name="P2">In this form, statement may be placed in a textual sequence so that they are executed in order whenever the larger program structure containing the sequence is executed.</text:p>
      <text:p text:style-name="P2"/>
      <text:p text:style-name="P3">For <text:span text:style-name="T5">example,</text:span></text:p>
      <text:p text:style-name="P14">a = 5</text:p>
      <text:p text:style-name="P15">b = 7</text:p>
      <text:p text:style-name="P15">sum = a + b</text:p>
      <text:p text:style-name="P16"><text:span text:style-name="T2">print(“Sum of <text:s/></text:span><text:span text:style-name="T3">{0}</text:span><text:span text:style-name="T2"> and </text:span><text:span text:style-name="T3">{1}</text:span><text:span text:style-name="T2"> is </text:span><text:span text:style-name="T3">{2}”.format(a, b, sum))</text:span></text:p>
      <text:p text:style-name="P16"/>
      <text:p text:style-name="P11">Above four statements are executed one after another to calculate and then print the sum of numbers in variables a and b.</text:p>
      <text:p text:style-name="P2"><text:soft-page-break/></text:p>
      <text:h text:style-name="Heading_20_3" text:outline-level="3"><text:span text:style-name="T5">2. </text:span>Alternation</text:h>
      <text:p text:style-name="P2">In this form, two sequences of statements may form alternatives so that one or the other sequence is executed, but not both.</text:p>
      <text:p text:style-name="P2"/>
      <text:p text:style-name="P4">For example,</text:p>
      <text:p text:style-name="P13"><text:span text:style-name="T8">a</text:span><text:span text:style-name="T7"> = int(input(“Enter any number: “))</text:span></text:p>
      <text:p text:style-name="P15"/>
      <text:p text:style-name="P15">if (a % 2 == 0):</text:p>
      <text:p text:style-name="P15"><text:s text:c="4"/>print(“<text:span text:style-name="T4">{}</text:span> is even number.”.<text:span text:style-name="T4">format(a)</text:span>)</text:p>
      <text:p text:style-name="P15">else:</text:p>
      <text:p text:style-name="P15"><text:s text:c="4"/>print(“<text:span text:style-name="T4">{}</text:span> is odd number.”.<text:span text:style-name="T4">format(a)</text:span>)</text:p>
      <text:p text:style-name="P2"/>
      <text:p text:style-name="P8">Given the number a, only one part of the if-else statements ate executed depending on the condition given inside if-clause.</text:p>
      <text:p text:style-name="P8"/>
      <text:h text:style-name="Heading_20_3" text:outline-level="3"><text:span text:style-name="T5">3. </text:span>Iteration</text:h>
      <text:p text:style-name="P2">All looping statements are iterative statements. The control repetitively executes a statement for ‘n' number of times <text:span text:style-name="T11">(n &gt; 1), </text:span>where ‘n’ is the number of iteration </text:p>
      <text:p text:style-name="P2"/>
      <text:p text:style-name="P4">For example.</text:p>
      <text:p text:style-name="P17"># Example 1</text:p>
      <text:p text:style-name="P15">for index in range(0, 10):</text:p>
      <text:p text:style-name="P15"><text:s text:c="4"/>print(“Hello, World!”)</text:p>
      <text:p text:style-name="P15"/>
      <text:p text:style-name="P17"># Example 2</text:p>
      <text:p text:style-name="P15">fruits = [“apple”, “mango”, “orange”, “banana”]</text:p>
      <text:p text:style-name="P15">for fruit in fruits:</text:p>
      <text:p text:style-name="P15"><text:s text:c="4"/>print(fruit)</text:p>
      <text:p text:style-name="P15"/>
      <text:p text:style-name="P11">The first example prints the statement <text:span text:style-name="T6">“Hello, World!”</text:span> ten times in the screen while the second statement iterates over the list of fruits printing all the fruits in the list one after another.</text:p>
      <text:p text:style-name="P12"/>
      <text:p text:style-name="P12"/>
      <text:p text:style-name="P21">In <text:span text:style-name="T15">explicit sequence control</text:span>, the default sequence is altered by some special statements like <text:span text:style-name="T14">goto</text:span> <text:span text:style-name="T14">break</text:span> <text:span text:style-name="T12">and </text:span><text:span text:style-name="T14">continue</text:span><text:span text:style-name="T12">. There is no </text:span><text:span text:style-name="T14">goto</text:span><text:span text:style-name="T12"> statement in Python and </text:span><text:span text:style-name="T14">break</text:span><text:span text:style-name="T12"> and </text:span><text:span text:style-name="T14">continue</text:span><text:span text:style-name="T12"> works in python like in C or C++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 fo:line-height="115%"/>
      <style:text-properties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15%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7T06:58:47.172000000</dc:date>
    <meta:editing-duration>PT58M46S</meta:editing-duration>
    <meta:editing-cycles>20</meta:editing-cycles>
    <meta:document-statistic meta:table-count="0" meta:image-count="0" meta:object-count="0" meta:page-count="2" meta:paragraph-count="51" meta:word-count="436" meta:character-count="2675" meta:non-whitespace-character-count="2272"/>
  </office:meta>
</office:document-meta>
</file>